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75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draw:auto-grow-height="true"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outline1">
      <style:graphic-properties draw:fill="solid" draw:fill-color="#729fcf" fo:min-height="4.77cm"/>
      <style:paragraph-properties style:writing-mode="lr-tb"/>
    </style:style>
    <style:style style:name="pr7" style:family="presentation" style:parent-style-name="Inspiration-outline1">
      <style:graphic-properties draw:fill="solid" draw:fill-color="#ff3838" fo:min-height="4.77cm"/>
      <style:paragraph-properties style:writing-mode="lr-tb"/>
    </style:style>
    <style:style style:name="pr8" style:family="presentation" style:parent-style-name="Inspiration-outline1">
      <style:graphic-properties draw:fill="solid" draw:fill-color="#ffde59" fo:min-height="4.77cm"/>
      <style:paragraph-properties style:writing-mode="lr-tb"/>
    </style:style>
    <style:style style:name="pr9" style:family="presentation" style:parent-style-name="Inspiration-outline1">
      <style:graphic-properties draw:fill="solid" draw:fill-color="#81d41a" fo:min-height="4.77cm"/>
      <style:paragraph-properties style:writing-mode="lr-tb"/>
    </style:style>
    <style:style style:name="pr10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solid" draw:fill-color="#729fcf"/>
    </style:style>
    <style:style style:name="P5" style:family="paragraph">
      <loext:graphic-properties draw:fill="solid" draw:fill-color="#ff3838"/>
    </style:style>
    <style:style style:name="P6" style:family="paragraph">
      <loext:graphic-properties draw:fill="solid" draw:fill-color="#ffde59"/>
    </style:style>
    <style:style style:name="P7" style:family="paragraph">
      <loext:graphic-properties draw:fill="solid" draw:fill-color="#81d41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Von Eric Römer und Ege Bayro</text:p>
          </draw:text-box>
        </draw:frame>
        <draw:frame presentation:style-name="pr2" draw:text-style-name="P3" draw:layer="layout" svg:width="25cm" svg:height="10cm" svg:x="1.5cm" svg:y="3.75cm" presentation:class="subtitle">
          <draw:text-box>
            <text:p text:style-name="P2">ChromeOS und BYOD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Inhalt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ChromeOS</text:p>
              </text:list-item>
              <text:list-item>
                <text:p>BYOD</text:p>
              </text:list-item>
              <text:list-item>
                <text:p>Quell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8">
        <draw:frame presentation:style-name="pr4" draw:layer="layout" svg:width="24cm" svg:height="1.75cm" svg:x="1.5cm" svg:y="1.25cm" presentation:class="title">
          <draw:text-box>
            <text:p>ChromeOS</text:p>
          </draw:text-box>
        </draw:frame>
        <draw:frame presentation:style-name="pr6" draw:text-style-name="P4" draw:layer="layout" svg:width="12.199cm" svg:height="4.769cm" svg:x="1.5cm" svg:y="3.75cm" presentation:class="outline" presentation:user-transformed="true">
          <draw:text-box>
            <text:list text:style-name="L2">
              <text:list-item>
                <text:p>Betriebssystem von Google</text:p>
              </text:list-item>
              <text:list-item>
                <text:p>Basierend auf GNU/Linux</text:p>
              </text:list-item>
            </text:list>
          </draw:text-box>
        </draw:frame>
        <draw:frame presentation:style-name="pr7" draw:text-style-name="P5" draw:layer="layout" svg:width="12.199cm" svg:height="4.769cm" svg:x="14.31cm" svg:y="3.75cm" presentation:class="outline" presentation:user-transformed="true">
          <draw:text-box>
            <text:list text:style-name="L2">
              <text:list-item>
                <text:p>Verwendung von Webanwendungen</text:p>
              </text:list-item>
              <text:list-item>
                <text:p>Benutzer soll Daten im Internet bearbeiten und speichern</text:p>
              </text:list-item>
            </text:list>
          </draw:text-box>
        </draw:frame>
        <draw:frame presentation:style-name="pr8" draw:text-style-name="P6" draw:layer="layout" svg:width="12.199cm" svg:height="4.769cm" svg:x="1.5cm" svg:y="8.973cm" presentation:class="outline" presentation:user-transformed="true">
          <draw:text-box>
            <text:list text:style-name="L2">
              <text:list-item>
                <text:p>Für Netbooks geeignet</text:p>
              </text:list-item>
              <text:list-item>
                <text:p>Oder alte Computer</text:p>
              </text:list-item>
            </text:list>
          </draw:text-box>
        </draw:frame>
        <draw:frame presentation:style-name="pr9" draw:text-style-name="P7" draw:layer="layout" svg:width="12.199cm" svg:height="4.769cm" svg:x="14.31cm" svg:y="8.973cm" presentation:class="outline" presentation:user-transformed="true">
          <draw:text-box>
            <text:list text:style-name="L2">
              <text:list-item>
                <text:p>Android-Apps lassen sich ausfüh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3">
        <draw:frame presentation:style-name="pr4" draw:layer="layout" svg:width="24cm" svg:height="1.75cm" svg:x="1.5cm" svg:y="1.25cm" presentation:class="title">
          <draw:text-box>
            <text:p>BYOD – Bring your own device</text:p>
          </draw:text-box>
        </draw:frame>
        <draw:frame presentation:style-name="pr5" draw:layer="layout" svg:width="12.199cm" svg:height="10cm" svg:x="1.5cm" svg:y="3.75cm" presentation:class="outline" presentation:user-transformed="true">
          <draw:text-box>
            <text:list text:style-name="L2">
              <text:list-item>
                <text:p>Konzept:</text:p>
                <text:list>
                  <text:list-item>
                    <text:p>Private mobile Endgeräte in Netzwerke von Schulen, Unternehmen etc. integrieren </text:p>
                  </text:list-item>
                  <text:list-item>
                    <text:p>Orientierung an persönliche Bedürfnisse – da eigenes Gerät ausgewählt wurde</text:p>
                  </text:list-item>
                </text:list>
              </text:list-item>
            </text:list>
          </draw:text-box>
        </draw:frame>
        <draw:frame presentation:style-name="pr5" draw:layer="layout" svg:width="12.199cm" svg:height="10cm" svg:x="14.31cm" svg:y="3.75cm" presentation:class="outline">
          <draw:text-box>
            <text:list text:style-name="L2">
              <text:list-item>
                <text:p>Risiken:</text:p>
                <text:list>
                  <text:list-item>
                    <text:p>Sicherheitsrisiko für Organisation </text:p>
                  </text:list-item>
                  <text:list-item>
                    <text:p>Fremde Geräte im internen Netzwe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Quellen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<text:a xlink:href="https://de.wikipedia.org/wiki/Google_Chrome_OS" xlink:type="simple">https://de.wikipedia.org/wiki/Google_Chrome_OS</text:a></text:p>
              </text:list-item>
              <text:list-item>
                <text:p><text:a xlink:href="https://de.wikipedia.org/wiki/Bring_your_own_device" xlink:type="simple">https://de.wikipedia.org/wiki/Bring_your_own_device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0T11:35:16.568000000</meta:creation-date>
    <meta:editing-duration>PT6M55S</meta:editing-duration>
    <meta:editing-cycles>2</meta:editing-cycles>
    <meta:generator>LibreOffice/7.0.3.1$Windows_X86_64 LibreOffice_project/d7547858d014d4cf69878db179d326fc3483e082</meta:generator>
    <dc:title>Inspiration</dc:title>
    <dc:date>2021-02-10T13:34:14.110000000</dc:date>
    <meta:document-statistic meta:object-count="49"/>
  </office:meta>
</office:document-meta>
</file>